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000000001940000013EF8EA08A6.png" manifest:media-type=""/>
  <manifest:file-entry manifest:full-path="Pictures/100000000000021E0000021315CFFF2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993366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color="#9933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svg:stroke-color="#cc0000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cc0000"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993366" fo:font-size="14pt" style:font-size-asian="14pt" style:font-size-complex="14pt"/>
    </style:style>
    <style:style style:name="P3" style:family="paragraph">
      <style:text-properties fo:color="#cc0000" fo:font-size="14pt" style:font-size-asian="14pt" style:font-size-complex="14pt"/>
    </style:style>
    <style:style style:name="T1" style:family="text">
      <style:text-properties fo:color="#993366" fo:font-size="14pt" style:font-size-asian="14pt" style:font-size-complex="14pt"/>
    </style:style>
    <style:style style:name="T2" style:family="text">
      <style:text-properties fo:color="#cc0000" fo:font-size="14pt" style:font-size-asian="14pt" style:font-size-complex="14pt"/>
    </style:style>
    <style:style style:name="T3" style:family="text">
      <style:text-properties fo:color="#cc0000" style:font-name="Consolas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89cm" svg:height="8.414cm" svg:x="-0.033cm" svg:y="0.084cm">
          <draw:image xlink:href="Pictures/10000000000001940000013EF8EA08A6.png" xlink:type="simple" xlink:show="embed" xlink:actuate="onLoad">
            <text:p/>
          </draw:image>
        </draw:frame>
        <draw:frame draw:style-name="gr1" draw:text-style-name="P1" draw:layer="layout" svg:width="14.34cm" svg:height="14.049cm" svg:x="12.5cm" svg:y="0cm">
          <draw:image xlink:href="Pictures/100000000000021E0000021315CFFF2E.png" xlink:type="simple" xlink:show="embed" xlink:actuate="onLoad">
            <text:p/>
          </draw:image>
        </draw:frame>
        <draw:custom-shape draw:style-name="gr2" draw:text-style-name="P1" draw:layer="layout" svg:width="7.3cm" svg:height="0.5cm" svg:x="16.5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0.5cm" svg:x="3.6cm" svg:y="6.3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45cm" svg:x1="8.6cm" svg:y1="6.75cm" svg:x2="16.5cm" svg:y2="6.55cm" draw:start-shape="id1" draw:end-shape="id2" draw:end-glue-point="3" svg:d="m8600 6750h4400v-200h3500" svg:viewBox="0 0 7901 201">
          <text:p/>
        </draw:connector>
        <draw:frame draw:style-name="gr4" draw:text-style-name="P2" draw:layer="layout" svg:width="4.329cm" svg:height="1.361cm" svg:x="8.952cm" svg:y="6.1cm">
          <draw:text-box>
            <text:p><text:span text:style-name="T1">Method call after </text:span></text:p>
            <text:p><text:span text:style-name="T1">dynamic dispatch</text:span></text:p>
          </draw:text-box>
        </draw:frame>
        <draw:custom-shape draw:style-name="gr5" draw:text-style-name="P1" xml:id="id3" draw:id="id3" draw:layer="layout" svg:width="6.861cm" svg:height="0.5cm" svg:x="18.139cm" svg:y="9.335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4" draw:id="id4" draw:layer="layout" svg:width="9.088cm" svg:height="1.411cm" svg:x="21.793cm" svg:y="10.783cm">
          <draw:text-box>
            <text:p><text:span text:style-name="T2">Field access in old heap (</text:span><text:span text:style-name="T3">heapAtPre</text:span><text:span text:style-name="T2">)</text:span></text:p>
            <text:p><text:span text:style-name="T2">representing </text:span><text:span text:style-name="T3">\old(acquiredCredits)</text:span></text:p>
          </draw:text-box>
        </draw:frame>
        <draw:connector draw:style-name="gr6" draw:text-style-name="P1" draw:layer="layout" draw:type="line" svg:x1="25cm" svg:y1="9.585cm" svg:x2="26.337cm" svg:y2="10.783cm" draw:start-shape="id3" draw:end-shape="id4" draw:end-glue-point="0" svg:d="m25000 9585 1337 1198" svg:viewBox="0 0 1338 1199">
          <text:p/>
        </draw:connector>
        <draw:custom-shape draw:style-name="gr7" draw:text-style-name="P1" xml:id="id2" draw:id="id2" draw:layer="layout" svg:width="0.5cm" svg:height="0.5cm" svg:x="16.5cm" svg:y="6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0.5cm" svg:height="0.5cm" svg:x="8.1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1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4M18S</meta:editing-duration>
    <meta:editing-cycles>32</meta:editing-cycles>
    <meta:generator>LibreOffice/4.1.4.2$Windows_x86 LibreOffice_project/0a0440ccc0227ad9829de5f46be37cfb6edcf72</meta:generator>
    <dc:date>2015-07-15T14:01:26.153000000</dc:date>
    <meta:document-statistic meta:object-count="11"/>
  </office:meta>
</office:document-meta>
</file>